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662cm"/>
    </style:style>
    <style:style style:name="gr2" style:family="graphic" style:parent-style-name="standard">
      <style:graphic-properties draw:fill="solid" draw:fill-color="#ffff66" draw:textarea-horizontal-align="center" draw:textarea-vertical-align="middle"/>
    </style:style>
    <style:style style:name="gr3" style:family="graphic" style:parent-style-name="standard">
      <style:graphic-properties draw:fill="solid" draw:fill-color="#00cccc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32cm"/>
    </style:style>
    <style:style style:name="gr5" style:family="graphic" style:parent-style-name="standard">
      <style:graphic-properties draw:fill="solid" draw:fill-color="#99ccff" draw:textarea-horizontal-align="center" draw:textarea-vertical-align="middle"/>
    </style:style>
    <style:style style:name="gr6" style:family="graphic" style:parent-style-name="standard">
      <style:graphic-properties draw:fill="solid" draw:fill-color="#b84700" draw:textarea-horizontal-align="center" draw:textarea-vertical-align="middl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3deb3d" draw:textarea-horizontal-align="center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75cm"/>
    </style:style>
    <style:style style:name="gr11" style:family="graphic" style:parent-style-name="standard">
      <style:graphic-properties draw:stroke="none" svg:stroke-color="#000000" draw:fill="none" draw:fill-color="#ffffff" fo:min-height="1.263cm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713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="none" draw:fill-color="#ffffff"/>
      <style:paragraph-properties fo:margin-left="0cm" fo:margin-right="0cm" fo:text-indent="0cm"/>
      <style:text-properties fo:font-size="16pt"/>
    </style:style>
    <style:style style:name="P3" style:family="paragraph">
      <style:paragraph-properties fo:margin-left="0cm" fo:margin-right="0cm" fo:line-height="150%" fo:text-align="center" fo:text-indent="0cm"/>
    </style:style>
    <style:style style:name="P4" style:family="paragraph">
      <loext:graphic-properties draw:fill="solid" draw:fill-color="#ffff66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5" style:family="paragraph">
      <loext:graphic-properties draw:fill="solid" draw:fill-color="#00cccc"/>
      <style:paragraph-properties fo:margin-left="0cm" fo:margin-right="0cm" fo:line-height="150%" fo:text-align="center" fo:text-indent="0cm"/>
      <style:text-properties fo:font-size="12pt" style:font-size-asian="12pt" style:font-size-complex="12pt"/>
    </style:style>
    <style:style style:name="P6" style:family="paragraph">
      <loext:graphic-properties draw:fill="none" draw:fill-color="#ffffff"/>
      <style:paragraph-properties fo:margin-left="0cm" fo:margin-right="0cm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solid" draw:fill-color="#99ccff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9" style:family="paragraph">
      <loext:graphic-properties draw:fill="solid" draw:fill-color="#b84700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9966cc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2" style:family="paragraph">
      <loext:graphic-properties draw:fill="solid" draw:fill-color="#3deb3d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3" style:family="paragraph">
      <loext:graphic-properties draw:fill="solid" draw:fill-color="#ffff66"/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solid" draw:fill-color="#99ccff"/>
      <style:paragraph-properties fo:margin-left="0cm" fo:margin-right="0cm" fo:text-align="center" fo:text-indent="0cm"/>
      <style:text-properties fo:font-size="11pt" style:font-size-asian="11pt" style:font-size-complex="11pt"/>
    </style:style>
    <style:style style:name="P16" style:family="paragraph">
      <style:paragraph-properties fo:margin-left="0cm" fo:margin-right="0cm" fo:text-align="start" fo:text-indent="0cm"/>
    </style:style>
    <style:style style:name="T1" style:family="text">
      <style:text-properties fo:font-size="16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5.029cm" svg:height="0.912cm" svg:x="3.499cm" svg:y="1.688cm">
          <draw:text-box>
            <text:p text:style-name="P1"><text:span text:style-name="T1">main installer file</text:span></text:p>
          </draw:text-box>
        </draw:frame>
        <draw:rect draw:style-name="gr2" draw:text-style-name="P4" xml:id="id1" draw:id="id1" draw:layer="layout" svg:width="4.863cm" svg:height="2.21cm" svg:x="3.582cm" svg:y="9.972cm">
          <text:p text:style-name="P3"><text:span text:style-name="T2">declarations.nsh</text:span></text:p>
        </draw:rect>
        <draw:rect draw:style-name="gr3" draw:text-style-name="P5" xml:id="id4" draw:id="id4" draw:layer="layout" svg:width="4.863cm" svg:height="2.21cm" svg:x="3.582cm" svg:y="2.69cm">
          <text:p text:style-name="P3"><text:span text:style-name="T2">FreeCAD-installer.nsi</text:span></text:p>
        </draw:rect>
        <draw:frame draw:style-name="gr4" draw:text-style-name="P6" draw:layer="layout" svg:width="4.231cm" svg:height="0.882cm" svg:x="10.269cm" svg:y="1.7cm">
          <draw:text-box>
            <text:p text:style-name="P1"><text:span text:style-name="T1">installer pages</text:span></text:p>
          </draw:text-box>
        </draw:frame>
        <draw:rect draw:style-name="gr5" draw:text-style-name="P8" xml:id="id5" draw:id="id5" draw:layer="layout" svg:width="4.864cm" svg:height="2.21cm" svg:x="10.19cm" svg:y="2.7cm">
          <text:p text:style-name="P7"><text:span text:style-name="T2">gui.nsh</text:span></text:p>
        </draw:rect>
        <draw:frame draw:style-name="gr4" draw:text-style-name="P2" draw:layer="layout" svg:width="3.124cm" svg:height="0.882cm" svg:x="4.451cm" svg:y="14.018cm">
          <draw:text-box>
            <text:p text:style-name="P1"><text:span text:style-name="T1">uninstaller</text:span></text:p>
          </draw:text-box>
        </draw:frame>
        <draw:rect draw:style-name="gr6" draw:text-style-name="P9" xml:id="id2" draw:id="id2" draw:layer="layout" svg:width="4.864cm" svg:height="2.21cm" svg:x="3.581cm" svg:y="14.99cm">
          <text:p text:style-name="P7"><text:span text:style-name="T2">uninstall.nsh</text:span></text:p>
        </draw:rect>
        <draw:connector draw:style-name="gr7" draw:text-style-name="P10" draw:layer="layout" draw:type="curve" draw:line-skew="-0.474cm" svg:x1="3.582cm" svg:y1="11.077cm" svg:x2="3.581cm" svg:y2="16.095cm" draw:start-shape="id1" draw:start-glue-point="3" draw:end-shape="id2" svg:d="M3582 11077c-1464 0-1463 5018-1 5018" svg:viewBox="0 0 1099 5019">
          <text:p/>
        </draw:connector>
        <draw:rect draw:style-name="gr8" draw:text-style-name="P11" xml:id="id9" draw:id="id9" draw:layer="layout" svg:width="4.864cm" svg:height="2.21cm" svg:x="16.44cm" svg:y="11.776cm">
          <text:p text:style-name="P7"><text:span text:style-name="T2">utils.nsh</text:span></text:p>
        </draw:rect>
        <draw:rect draw:style-name="gr9" draw:text-style-name="P12" xml:id="id8" draw:id="id8" draw:layer="layout" svg:width="4.86cm" svg:height="2.21cm" svg:x="23.42cm" svg:y="11.776cm">
          <text:p text:style-name="P7"><text:span text:style-name="T2">configure.nsh</text:span></text:p>
        </draw:rect>
        <draw:rect draw:style-name="gr9" draw:text-style-name="P12" xml:id="id7" draw:id="id7" draw:layer="layout" svg:width="4.86cm" svg:height="2.21cm" svg:x="23.42cm" svg:y="6.41cm">
          <text:p text:style-name="P7"><text:span text:style-name="T2">install.nsh</text:span></text:p>
        </draw:rect>
        <draw:frame draw:style-name="gr10" draw:text-style-name="P2" draw:layer="layout" svg:width="5.3cm" svg:height="1cm" svg:x="23.2cm" svg:y="5.4cm">
          <draw:text-box>
            <text:p text:style-name="P1"><text:span text:style-name="T1">install components</text:span></text:p>
          </draw:text-box>
        </draw:frame>
        <draw:frame draw:style-name="gr11" draw:text-style-name="P2" draw:layer="layout" svg:width="5.1cm" svg:height="1.513cm" svg:x="16.3cm" svg:y="10.15cm">
          <draw:text-box>
            <text:p text:style-name="P7"><text:span text:style-name="T1">collection of macros / functions</text:span></text:p>
          </draw:text-box>
        </draw:frame>
        <draw:rect draw:style-name="gr2" draw:text-style-name="P13" xml:id="id3" draw:id="id3" draw:layer="layout" svg:width="4.864cm" svg:height="2.21cm" svg:x="3.581cm" svg:y="6.411cm">
          <text:p text:style-name="P7"><text:span text:style-name="T2">Settings.nsh</text:span></text:p>
        </draw:rect>
        <draw:connector draw:style-name="gr7" draw:text-style-name="P10" draw:layer="layout" draw:type="curve" svg:x1="3.581cm" svg:y1="7.516cm" svg:x2="3.582cm" svg:y2="3.795cm" draw:start-shape="id3" draw:start-glue-point="3" draw:end-shape="id4" draw:end-glue-point="3" svg:d="M3581 7516c-751 0-752-3721 1-3721" svg:viewBox="0 0 565 3722">
          <text:p/>
        </draw:connector>
        <draw:frame draw:style-name="gr1" draw:text-style-name="P2" draw:layer="layout" svg:width="4.579cm" svg:height="0.912cm" svg:x="3.724cm" svg:y="5.438cm">
          <draw:text-box>
            <text:p text:style-name="P1"><text:span text:style-name="T1">general settings</text:span></text:p>
          </draw:text-box>
        </draw:frame>
        <draw:rect draw:style-name="gr5" draw:text-style-name="P8" xml:id="id6" draw:id="id6" draw:layer="layout" svg:width="4.864cm" svg:height="2.21cm" svg:x="10.19cm" svg:y="6.411cm">
          <text:p text:style-name="P7"><text:span text:style-name="T2">init.nsh</text:span></text:p>
        </draw:rect>
        <draw:frame draw:style-name="gr4" draw:text-style-name="P2" draw:layer="layout" svg:width="3.129cm" svg:height="0.882cm" svg:x="4.449cm" svg:y="9cm">
          <draw:text-box>
            <text:p text:style-name="P1"><text:span text:style-name="T1">definitions</text:span></text:p>
          </draw:text-box>
        </draw:frame>
        <draw:connector draw:style-name="gr12" draw:text-style-name="P14" draw:layer="layout" draw:type="curve" draw:line-skew="-0.341cm" svg:x1="3.582cm" svg:y1="11.077cm" svg:x2="3.582cm" svg:y2="3.795cm" draw:start-shape="id1" draw:start-glue-point="3" draw:end-shape="id4" draw:end-glue-point="3" svg:d="M3582 11077c-1263 0-1263-7282 0-7282" svg:viewBox="0 0 948 7283">
          <text:p/>
        </draw:connector>
        <draw:connector draw:style-name="gr12" draw:text-style-name="P14" draw:layer="layout" draw:type="curve" draw:line-skew="-0.97cm" svg:x1="3.581cm" svg:y1="7.516cm" svg:x2="3.581cm" svg:y2="16.095cm" draw:start-shape="id3" draw:start-glue-point="3" draw:end-shape="id2" draw:end-glue-point="3" svg:d="M3581 7516c-2206 0-2206 8579 0 8579" svg:viewBox="0 0 1655 8580">
          <text:p/>
        </draw:connector>
        <draw:frame draw:style-name="gr13" draw:text-style-name="P6" draw:layer="layout" svg:width="4.707cm" svg:height="0.963cm" svg:x="10.269cm" svg:y="5.36cm">
          <draw:text-box>
            <text:p text:style-name="P1"><text:span text:style-name="T1">installer sections</text:span> </text:p>
          </draw:text-box>
        </draw:frame>
        <draw:connector draw:style-name="gr12" draw:text-style-name="P14" draw:layer="layout" draw:type="curve" svg:x1="8.445cm" svg:y1="3.795cm" svg:x2="10.19cm" svg:y2="3.805cm" draw:start-shape="id4" draw:start-glue-point="1" draw:end-shape="id5" draw:end-glue-point="3" svg:d="M8445 3795c1309 0 437 10 1745 10" svg:viewBox="0 0 1746 11">
          <text:p/>
        </draw:connector>
        <draw:connector draw:style-name="gr12" draw:text-style-name="P14" draw:layer="layout" draw:type="curve" svg:x1="8.445cm" svg:y1="3.795cm" svg:x2="10.19cm" svg:y2="7.516cm" draw:start-shape="id4" draw:start-glue-point="1" draw:end-shape="id6" draw:end-glue-point="3" svg:d="M8445 3795c1309 0 437 3721 1745 3721" svg:viewBox="0 0 1746 3722">
          <text:p/>
        </draw:connector>
        <draw:rect draw:style-name="gr5" draw:text-style-name="P15" xml:id="id10" draw:id="id10" draw:layer="layout" svg:width="4.86cm" svg:height="2.21cm" svg:x="10.192cm" svg:y="9.972cm">
          <text:p text:style-name="P7"><text:span text:style-name="T3">TranslatedLanguages.nsh</text:span></text:p>
        </draw:rect>
        <draw:connector draw:style-name="gr12" draw:text-style-name="P14" draw:layer="layout" draw:type="curve" svg:x1="25.85cm" svg:y1="8.62cm" svg:x2="25.85cm" svg:y2="11.776cm" draw:start-shape="id7" draw:start-glue-point="2" draw:end-shape="id8" draw:end-glue-point="0" svg:d="M25850 8620v3156" svg:viewBox="0 0 1 3157">
          <text:p/>
        </draw:connector>
        <draw:connector draw:style-name="gr12" draw:text-style-name="P14" draw:layer="layout" draw:type="curve" draw:line-skew="0.138cm" svg:x1="23.42cm" svg:y1="7.515cm" svg:x2="21.304cm" svg:y2="12.881cm" draw:start-shape="id7" draw:start-glue-point="3" draw:end-shape="id9" draw:end-glue-point="1" svg:d="M23420 7515c-1380 0-322 5366-2116 5366" svg:viewBox="0 0 2117 5367">
          <text:p/>
        </draw:connector>
        <draw:connector draw:style-name="gr12" draw:text-style-name="P14" draw:layer="layout" draw:type="curve" svg:x1="23.42cm" svg:y1="12.881cm" svg:x2="21.304cm" svg:y2="12.881cm" draw:start-shape="id8" draw:start-glue-point="3" draw:end-shape="id9" draw:end-glue-point="1" svg:d="M23420 12881h-2116" svg:viewBox="0 0 2117 1">
          <text:p/>
        </draw:connector>
        <draw:frame draw:style-name="gr11" draw:text-style-name="P2" draw:layer="layout" svg:width="5.706cm" svg:height="1.513cm" svg:x="23.197cm" svg:y="10.55cm">
          <draw:text-box>
            <text:p text:style-name="P16"><text:span text:style-name="T1">configure system</text:span></text:p>
          </draw:text-box>
        </draw:frame>
        <draw:frame draw:style-name="gr4" draw:text-style-name="P6" draw:layer="layout" svg:width="5.555cm" svg:height="0.882cm" svg:x="9.845cm" svg:y="9.003cm">
          <draw:text-box>
            <text:p text:style-name="P1"><text:span text:style-name="T1">installer translations</text:span></text:p>
          </draw:text-box>
        </draw:frame>
        <draw:connector draw:style-name="gr12" draw:text-style-name="P14" draw:layer="layout" draw:type="curve" draw:line-skew="-1.701cm" svg:x1="3.582cm" svg:y1="3.795cm" svg:x2="3.581cm" svg:y2="16.095cm" draw:start-shape="id4" draw:start-glue-point="3" draw:end-shape="id2" draw:end-glue-point="3" svg:d="M3582 3795c-3304 0-3304 12300-1 12300" svg:viewBox="0 0 2479 12301">
          <text:p/>
        </draw:connector>
        <draw:connector draw:style-name="gr12" draw:text-style-name="P14" draw:layer="layout" draw:type="curve" draw:line-skew="-0.228cm" svg:x1="8.445cm" svg:y1="3.795cm" svg:x2="10.192cm" svg:y2="11.077cm" draw:start-shape="id4" draw:start-glue-point="1" draw:end-shape="id10" draw:end-glue-point="3" svg:d="M8445 3795c969 0 96 7282 1747 7282" svg:viewBox="0 0 1748 7283">
          <text:p/>
        </draw:connector>
        <draw:connector draw:style-name="gr12" draw:text-style-name="P14" draw:layer="layout" draw:type="curve" svg:x1="8.445cm" svg:y1="16.095cm" svg:x2="18.872cm" svg:y2="13.986cm" draw:start-shape="id2" draw:start-glue-point="1" draw:end-shape="id9" draw:end-glue-point="2" svg:d="M8445 16095c6952 0 10427-703 10427-2109" svg:viewBox="0 0 10428 2110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3.4.1$Windows_X86_64 LibreOffice_project/a21169d87339dfa44546f33d6d159e89881e9d92</meta:generator>
    <meta:initial-creator>kein keiner</meta:initial-creator>
    <meta:creation-date>2007-04-20T02:16:16</meta:creation-date>
    <dc:date>2019-11-26T03:45:22.218000000</dc:date>
    <dc:language>de-DE</dc:language>
    <meta:editing-cycles>68</meta:editing-cycles>
    <meta:editing-duration>PT2H44M4S</meta:editing-duration>
    <meta:document-statistic meta:object-count="32"/>
    <meta:user-defined meta:name="Info 1"/>
    <meta:user-defined meta:name="Info 2"/>
    <meta:user-defined meta:name="Info 3"/>
    <meta:user-defined meta:name="Info 4"/>
  </office:meta>
</office:document-meta>
</file>